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26in"/>
    </style:style>
    <style:style style:name="co3" style:family="table-column">
      <style:table-column-properties fo:break-before="auto" style:column-width="0.4209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1.2709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4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  <style:style style:name="ce8" style:family="table-cell" style:parent-style-name="Default" style:data-style-name="N2"/>
    <style:style style:name="ce7" style:family="table-cell" style:parent-style-name="Default">
      <style:table-cell-properties fo:background-color="#f6f9d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3]+[.D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4]+[.D3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/[.F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5]+[.D4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5]/[.F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6]+[.D5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6]/[.F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7]+[.D6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7]/[.F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8]+[.D7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8]/[.F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9]+[.D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9]/[.F9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0]+[.D9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10]/[.F1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1]+[.D10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11]/[.F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2]+[.D11]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12]/[.F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3]+[.D12]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13]/[.F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4]+[.D13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14]/[.F14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5]+[.D1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15]/[.F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6]+[.D15]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16]/[.F16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/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+[.D2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2]+[.D21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22]/[.F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+[.D2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23]/[.F2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+[.D23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4]/[.F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5]+[.D24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25]/[.F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6]+[.D25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26]/[.F2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7]+[.D26]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27]/[.F27]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8]+[.D27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28]/[.F28]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9]+[.D28]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29]/[.F2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0]+[.D29]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0]/[.F30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1]+[.D30]"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31]/[.F3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2]+[.D31]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32]/[.F32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+[.D32]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33]/[.F33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4]+[.D33]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34]/[.F34]" office:value-type="float" office:value="1.46666666666667" calcext:value-type="float">
            <text:p>1.46666666666667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+[.D3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9]/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C40]+[.D39]" office:value-type="float" office:value="3.3" calcext:value-type="float">
            <text:p>3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0]/[.F4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41]+[.D40]" office:value-type="float" office:value="3.4" calcext:value-type="float">
            <text:p>3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41]/[.F41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+[.D41]" office:value-type="float" office:value="3.4" calcext:value-type="float">
            <text:p>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42]/[.F42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C43]+[.D4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43]/[.F43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4]+[.D43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44]/[.F4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C45]+[.D44]" office:value-type="float" office:value="12.2" calcext:value-type="float">
            <text:p>12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5]/[.F45]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6]+[.D45]"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46]/[.F46]" office:value-type="float" office:value="1.35555555555556" calcext:value-type="float">
            <text:p>1.355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C47]+[.D46]" office:value-type="float" office:value="12.5" calcext:value-type="float">
            <text:p>1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47]/[.F47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C48]+[.D47]" office:value-type="float" office:value="14.7" calcext:value-type="float">
            <text:p>14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48]/[.F48]" office:value-type="float" office:value="1.33636363636364" calcext:value-type="float">
            <text:p>1.3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C49]+[.D48]" office:value-type="float" office:value="22.8" calcext:value-type="float">
            <text:p>22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49]/[.F49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C50]+[.D49]" office:value-type="float" office:value="24.7" calcext:value-type="float">
            <text:p>24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50]/[.F50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51]+[.D50]" office:value-type="float" office:value="24.8" calcext:value-type="float">
            <text:p>24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51]/[.F51]" office:value-type="float" office:value="1.77142857142857" calcext:value-type="float">
            <text:p>1.7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2]+[.D51]" office:value-type="float" office:value="24.8" calcext:value-type="float">
            <text:p>2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52]/[.F52]" office:value-type="float" office:value="1.65333333333333" calcext:value-type="float">
            <text:p>1.65333333333333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/>
          <table:table-cell table:formula="of:=IF([.B56]&gt;0;1;0)" office:value-type="float" office:value="0" calcext:value-type="float">
            <text:p>0</text:p>
          </table:table-cell>
          <table:table-cell/>
          <table:table-cell table:formula="of:=[.D56]/[.F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&gt;0;[.C57]+[.D56];0)" office:value-type="float" office:value="0" calcext:value-type="float">
            <text:p>0</text:p>
          </table:table-cell>
          <table:table-cell/>
          <table:table-cell table:formula="of:=IF([.B57]&gt;0;[.F56]+1;0)" office:value-type="float" office:value="0" calcext:value-type="float">
            <text:p>0</text:p>
          </table:table-cell>
          <table:table-cell/>
          <table:table-cell table:formula="of:=[.D57]/[.F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B58]&gt;0;[.C58]+[.D57];0)" office:value-type="float" office:value="0" calcext:value-type="float">
            <text:p>0</text:p>
          </table:table-cell>
          <table:table-cell/>
          <table:table-cell table:formula="of:=IF([.B58]&gt;0;[.F57]+1;0)" office:value-type="float" office:value="0" calcext:value-type="float">
            <text:p>0</text:p>
          </table:table-cell>
          <table:table-cell/>
          <table:table-cell table:formula="of:=[.D58]/[.F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B59]&gt;0;[.C59]+[.D58];0)" office:value-type="float" office:value="0.1" calcext:value-type="float">
            <text:p>0.1</text:p>
          </table:table-cell>
          <table:table-cell/>
          <table:table-cell table:formula="of:=IF([.B59]&gt;0;[.F58]+1;0)" office:value-type="float" office:value="1" calcext:value-type="float">
            <text:p>1</text:p>
          </table:table-cell>
          <table:table-cell/>
          <table:table-cell table:formula="of:=[.D59]/[.F59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&gt;0;[.C60]+[.D59];0)" office:value-type="float" office:value="0.1" calcext:value-type="float">
            <text:p>0.1</text:p>
          </table:table-cell>
          <table:table-cell/>
          <table:table-cell table:formula="of:=IF([.B60]&gt;0;[.F59]+1;0)" office:value-type="float" office:value="2" calcext:value-type="float">
            <text:p>2</text:p>
          </table:table-cell>
          <table:table-cell/>
          <table:table-cell table:formula="of:=[.D60]/[.F6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IF([.B61]&gt;0;[.C61]+[.D60];0)" office:value-type="float" office:value="1.7" calcext:value-type="float">
            <text:p>1.7</text:p>
          </table:table-cell>
          <table:table-cell/>
          <table:table-cell table:formula="of:=IF([.B61]&gt;0;[.F60]+1;0)" office:value-type="float" office:value="3" calcext:value-type="float">
            <text:p>3</text:p>
          </table:table-cell>
          <table:table-cell/>
          <table:table-cell table:formula="of:=[.D61]/[.F61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&gt;0;[.C62]+[.D61];0)" office:value-type="float" office:value="1.7" calcext:value-type="float">
            <text:p>1.7</text:p>
          </table:table-cell>
          <table:table-cell/>
          <table:table-cell table:formula="of:=IF([.B62]&gt;0;[.F61]+1;0)" office:value-type="float" office:value="4" calcext:value-type="float">
            <text:p>4</text:p>
          </table:table-cell>
          <table:table-cell/>
          <table:table-cell table:formula="of:=[.D62]/[.F62]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IF([.B63]&gt;0;[.C63]+[.D62];0)" office:value-type="float" office:value="8.9" calcext:value-type="float">
            <text:p>8.9</text:p>
          </table:table-cell>
          <table:table-cell/>
          <table:table-cell table:formula="of:=IF([.B63]&gt;0;[.F62]+1;0)" office:value-type="float" office:value="5" calcext:value-type="float">
            <text:p>5</text:p>
          </table:table-cell>
          <table:table-cell/>
          <table:table-cell table:formula="of:=[.D63]/[.F63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&gt;0;[.C64]+[.D63];0)" office:value-type="float" office:value="8.9" calcext:value-type="float">
            <text:p>8.9</text:p>
          </table:table-cell>
          <table:table-cell/>
          <table:table-cell table:formula="of:=IF([.B64]&gt;0;[.F63]+1;0)" office:value-type="float" office:value="6" calcext:value-type="float">
            <text:p>6</text:p>
          </table:table-cell>
          <table:table-cell/>
          <table:table-cell table:formula="of:=[.D64]/[.F64]" office:value-type="float" office:value="1.48333333333333" calcext:value-type="float">
            <text:p>1.4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IF([.B65]&gt;0;[.C65]+[.D64];0)" office:value-type="float" office:value="9.2" calcext:value-type="float">
            <text:p>9.2</text:p>
          </table:table-cell>
          <table:table-cell/>
          <table:table-cell table:formula="of:=IF([.B65]&gt;0;[.F64]+1;0)" office:value-type="float" office:value="7" calcext:value-type="float">
            <text:p>7</text:p>
          </table:table-cell>
          <table:table-cell/>
          <table:table-cell table:formula="of:=[.D65]/[.F65]" office:value-type="float" office:value="1.31428571428571" calcext:value-type="float">
            <text:p>1.31428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IF([.B66]&gt;0;[.C66]+[.D65];0)" office:value-type="float" office:value="11.4" calcext:value-type="float">
            <text:p>11.4</text:p>
          </table:table-cell>
          <table:table-cell/>
          <table:table-cell table:formula="of:=IF([.B66]&gt;0;[.F65]+1;0)" office:value-type="float" office:value="8" calcext:value-type="float">
            <text:p>8</text:p>
          </table:table-cell>
          <table:table-cell/>
          <table:table-cell table:formula="of:=[.D66]/[.F66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IF([.B67]&gt;0;[.C67]+[.D66];0)" office:value-type="float" office:value="0" calcext:value-type="float">
            <text:p>0</text:p>
          </table:table-cell>
          <table:table-cell/>
          <table:table-cell table:formula="of:=IF([.B67]&gt;0;[.F66]+1;0)" office:value-type="float" office:value="0" calcext:value-type="float">
            <text:p>0</text:p>
          </table:table-cell>
          <table:table-cell/>
          <table:table-cell table:formula="of:=[.D67]/[.F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IF([.B68]&gt;0;[.C68]+[.D67];0)" office:value-type="float" office:value="0" calcext:value-type="float">
            <text:p>0</text:p>
          </table:table-cell>
          <table:table-cell/>
          <table:table-cell table:formula="of:=IF([.B68]&gt;0;[.F67]+1;0)" office:value-type="float" office:value="0" calcext:value-type="float">
            <text:p>0</text:p>
          </table:table-cell>
          <table:table-cell/>
          <table:table-cell table:formula="of:=[.D68]/[.F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B69]&gt;0;[.C69]+[.D68];0)" office:value-type="float" office:value="0" calcext:value-type="float">
            <text:p>0</text:p>
          </table:table-cell>
          <table:table-cell/>
          <table:table-cell table:formula="of:=IF([.B69]&gt;0;[.F68]+1;0)" office:value-type="float" office:value="0" calcext:value-type="float">
            <text:p>0</text:p>
          </table:table-cell>
          <table:table-cell/>
          <table:table-cell table:formula="of:=[.D69]/[.F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0]&gt;0;[.C70]+[.D69];0)" office:value-type="float" office:value="0" calcext:value-type="float">
            <text:p>0</text:p>
          </table:table-cell>
          <table:table-cell/>
          <table:table-cell table:formula="of:=IF([.B70]&gt;0;[.F69]+1;0)" office:value-type="float" office:value="0" calcext:value-type="float">
            <text:p>0</text:p>
          </table:table-cell>
          <table:table-cell/>
          <table:table-cell table:formula="of:=[.D70]/[.F70]" office:value-type="string" office:string-value="" calcext:value-type="error">
            <text:p>#DIV/0!</text:p>
          </table:table-cell>
        </table:table-row>
      </table:table>
      <table:table table:name="Sheet2" table:style-name="ta1">
        <table:shapes>
          <draw:frame draw:z-index="0" draw:style-name="gr1" draw:text-style-name="P1" svg:width="7.7272in" svg:height="4.778in" svg:x="6.2055in" svg:y="0.8244in">
            <draw:object draw:notify-on-update-of-ranges="Sheet2.C3:Sheet2.C3 Sheet2.C4:Sheet2.C67 Sheet2.D3:Sheet2.D3 Sheet2.D4:Sheet2.D67 Sheet2.I3:Sheet2.I3 Sheet2.I4:Sheet2.I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1" table:default-cell-style-name="ce7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Nom: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factor: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Default" table:formula="of:=1/factor" office:value-type="float" office:value="0.125" calcext:value-type="float">
            <text:p>0.12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mooth</text:p>
          </table:table-cell>
          <table:table-cell table:style-name="ce1" office:value-type="string" calcext:value-type="string">
            <text:p>In – Out</text:p>
          </table:table-cell>
          <table:table-cell table:style-name="ce1" office:value-type="string" calcext:value-type="string">
            <text:p>In – Out/factor</text:p>
          </table:table-cell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string" calcext:value-type="string">
            <text:p>fil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nom*[.G4]" office:value-type="float" office:value="7.5" calcext:value-type="float">
            <text:p>7.5</text:p>
          </table:table-cell>
          <table:table-cell table:formula="of:=IF([.D4]&gt;nom*[.G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4]+[.E5]" office:value-type="float" office:value="0" calcext:value-type="float">
            <text:p>0</text:p>
          </table:table-cell>
          <table:table-cell table:formula="of:=[.C5]-[.D4]" office:value-type="float" office:value="0" calcext:value-type="float">
            <text:p>0</text:p>
          </table:table-cell>
          <table:table-cell table:formula="of:=[.E5]/factor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formula="of:=nom*[.G5]" office:value-type="float" office:value="7.5" calcext:value-type="float">
            <text:p>7.5</text:p>
          </table:table-cell>
          <table:table-cell table:formula="of:=IF([.D5]&gt;nom*[.G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[.D5]+[.F6]" office:value-type="float" office:value="0.4125" calcext:value-type="float">
            <text:p>0.4125</text:p>
          </table:table-cell>
          <table:table-cell table:formula="of:=[.C6]-[.D5]" office:value-type="float" office:value="3.3" calcext:value-type="float">
            <text:p>3.3</text:p>
          </table:table-cell>
          <table:table-cell table:formula="of:=[.E6]/factor" office:value-type="float" office:value="0.4125" calcext:value-type="float">
            <text:p>0.4125</text:p>
          </table:table-cell>
          <table:table-cell office:value-type="float" office:value="0.05" calcext:value-type="float">
            <text:p>0.05</text:p>
          </table:table-cell>
          <table:table-cell table:formula="of:=nom*[.G6]" office:value-type="float" office:value="7.5" calcext:value-type="float">
            <text:p>7.5</text:p>
          </table:table-cell>
          <table:table-cell table:formula="of:=IF([.D6]&gt;nom*[.G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]+[.F7]" office:value-type="float" office:value="0.3734375" calcext:value-type="float">
            <text:p>0.3734375</text:p>
          </table:table-cell>
          <table:table-cell table:formula="of:=[.C7]-[.D6]" office:value-type="float" office:value="-0.3125" calcext:value-type="float">
            <text:p>-0.3125</text:p>
          </table:table-cell>
          <table:table-cell table:formula="of:=[.E7]/factor" office:value-type="float" office:value="-0.0390625" calcext:value-type="float">
            <text:p>-0.0390625</text:p>
          </table:table-cell>
          <table:table-cell office:value-type="float" office:value="0.05" calcext:value-type="float">
            <text:p>0.05</text:p>
          </table:table-cell>
          <table:table-cell table:formula="of:=nom*[.G7]" office:value-type="float" office:value="7.5" calcext:value-type="float">
            <text:p>7.5</text:p>
          </table:table-cell>
          <table:table-cell table:formula="of:=IF([.D7]&gt;nom*[.G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7]+[.F8]" office:value-type="float" office:value="0.3267578125" calcext:value-type="float">
            <text:p>0.3267578125</text:p>
          </table:table-cell>
          <table:table-cell table:formula="of:=[.C8]-[.D7]" office:value-type="float" office:value="-0.3734375" calcext:value-type="float">
            <text:p>-0.3734375</text:p>
          </table:table-cell>
          <table:table-cell table:formula="of:=[.E8]/factor" office:value-type="float" office:value="-0.0466796875" calcext:value-type="float">
            <text:p>-0.0466796875</text:p>
          </table:table-cell>
          <table:table-cell office:value-type="float" office:value="0.05" calcext:value-type="float">
            <text:p>0.05</text:p>
          </table:table-cell>
          <table:table-cell table:formula="of:=nom*[.G8]" office:value-type="float" office:value="7.5" calcext:value-type="float">
            <text:p>7.5</text:p>
          </table:table-cell>
          <table:table-cell table:formula="of:=IF([.D8]&gt;nom*[.G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0</text:p>
          </table:table-cell>
          <table:table-cell table:formula="of:=[.D8]+[.F9]" office:value-type="float" office:value="0.4859130859375" calcext:value-type="float">
            <text:p>0.4859130859375</text:p>
          </table:table-cell>
          <table:table-cell table:formula="of:=[.C9]-[.D8]" office:value-type="float" office:value="1.2732421875" calcext:value-type="float">
            <text:p>1.2732421875</text:p>
          </table:table-cell>
          <table:table-cell table:formula="of:=[.E9]/factor" office:value-type="float" office:value="0.1591552734375" calcext:value-type="float">
            <text:p>0.1591552734375</text:p>
          </table:table-cell>
          <table:table-cell office:value-type="float" office:value="0.05" calcext:value-type="float">
            <text:p>0.05</text:p>
          </table:table-cell>
          <table:table-cell table:formula="of:=nom*[.G9]" office:value-type="float" office:value="7.5" calcext:value-type="float">
            <text:p>7.5</text:p>
          </table:table-cell>
          <table:table-cell table:formula="of:=IF([.D9]&gt;nom*[.G9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9]+[.F10]" office:value-type="float" office:value="0.425173950195313" calcext:value-type="float">
            <text:p>0.425173950195313</text:p>
          </table:table-cell>
          <table:table-cell table:formula="of:=[.C10]-[.D9]" office:value-type="float" office:value="-0.4859130859375" calcext:value-type="float">
            <text:p>-0.4859130859375</text:p>
          </table:table-cell>
          <table:table-cell table:formula="of:=[.E10]/factor" office:value-type="float" office:value="-0.0607391357421875" calcext:value-type="float">
            <text:p>-0.060739135742188</text:p>
          </table:table-cell>
          <table:table-cell office:value-type="float" office:value="0.05" calcext:value-type="float">
            <text:p>0.05</text:p>
          </table:table-cell>
          <table:table-cell table:formula="of:=nom*[.G10]" office:value-type="float" office:value="7.5" calcext:value-type="float">
            <text:p>7.5</text:p>
          </table:table-cell>
          <table:table-cell table:formula="of:=IF([.D10]&gt;nom*[.G10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0</text:p>
          </table:table-cell>
          <table:table-cell table:formula="of:=[.D10]+[.F11]" office:value-type="float" office:value="1.2720272064209" calcext:value-type="float">
            <text:p>1.2720272064209</text:p>
          </table:table-cell>
          <table:table-cell table:formula="of:=[.C11]-[.D10]" office:value-type="float" office:value="6.77482604980469" calcext:value-type="float">
            <text:p>6.77482604980469</text:p>
          </table:table-cell>
          <table:table-cell table:formula="of:=[.E11]/factor" office:value-type="float" office:value="0.846853256225586" calcext:value-type="float">
            <text:p>0.846853256225586</text:p>
          </table:table-cell>
          <table:table-cell office:value-type="float" office:value="0.05" calcext:value-type="float">
            <text:p>0.05</text:p>
          </table:table-cell>
          <table:table-cell table:formula="of:=nom*[.G11]" office:value-type="float" office:value="7.5" calcext:value-type="float">
            <text:p>7.5</text:p>
          </table:table-cell>
          <table:table-cell table:formula="of:=IF([.D11]&gt;nom*[.G1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1]+[.F12]" office:value-type="float" office:value="1.11302380561829" calcext:value-type="float">
            <text:p>1.11302380561829</text:p>
          </table:table-cell>
          <table:table-cell table:formula="of:=[.C12]-[.D11]" office:value-type="float" office:value="-1.2720272064209" calcext:value-type="float">
            <text:p>-1.2720272064209</text:p>
          </table:table-cell>
          <table:table-cell table:formula="of:=[.E12]/factor" office:value-type="float" office:value="-0.159003400802612" calcext:value-type="float">
            <text:p>-0.159003400802612</text:p>
          </table:table-cell>
          <table:table-cell office:value-type="float" office:value="0.05" calcext:value-type="float">
            <text:p>0.05</text:p>
          </table:table-cell>
          <table:table-cell table:formula="of:=nom*[.G12]" office:value-type="float" office:value="7.5" calcext:value-type="float">
            <text:p>7.5</text:p>
          </table:table-cell>
          <table:table-cell table:formula="of:=IF([.D12]&gt;nom*[.G1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12]+[.F13]" office:value-type="float" office:value="1.011395829916" calcext:value-type="float">
            <text:p>1.011395829916</text:p>
          </table:table-cell>
          <table:table-cell table:formula="of:=[.C13]-[.D12]" office:value-type="float" office:value="-0.813023805618286" calcext:value-type="float">
            <text:p>-0.813023805618286</text:p>
          </table:table-cell>
          <table:table-cell table:formula="of:=[.E13]/factor" office:value-type="float" office:value="-0.101627975702286" calcext:value-type="float">
            <text:p>-0.101627975702286</text:p>
          </table:table-cell>
          <table:table-cell office:value-type="float" office:value="0.05" calcext:value-type="float">
            <text:p>0.05</text:p>
          </table:table-cell>
          <table:table-cell table:formula="of:=nom*[.G13]" office:value-type="float" office:value="7.5" calcext:value-type="float">
            <text:p>7.5</text:p>
          </table:table-cell>
          <table:table-cell table:formula="of:=IF([.D13]&gt;nom*[.G1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0</text:p>
          </table:table-cell>
          <table:table-cell table:formula="of:=[.D13]+[.F14]" office:value-type="float" office:value="1.1599713511765" calcext:value-type="float">
            <text:p>1.1599713511765</text:p>
          </table:table-cell>
          <table:table-cell table:formula="of:=[.C14]-[.D13]" office:value-type="float" office:value="1.188604170084" calcext:value-type="float">
            <text:p>1.188604170084</text:p>
          </table:table-cell>
          <table:table-cell table:formula="of:=[.E14]/factor" office:value-type="float" office:value="0.1485755212605" calcext:value-type="float">
            <text:p>0.1485755212605</text:p>
          </table:table-cell>
          <table:table-cell office:value-type="float" office:value="0.05" calcext:value-type="float">
            <text:p>0.05</text:p>
          </table:table-cell>
          <table:table-cell table:formula="of:=nom*[.G14]" office:value-type="float" office:value="7.5" calcext:value-type="float">
            <text:p>7.5</text:p>
          </table:table-cell>
          <table:table-cell table:formula="of:=IF([.D14]&gt;nom*[.G1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0</text:p>
          </table:table-cell>
          <table:table-cell table:formula="of:=[.D14]+[.F15]" office:value-type="float" office:value="2.02747493227944" calcext:value-type="float">
            <text:p>2.02747493227944</text:p>
          </table:table-cell>
          <table:table-cell table:formula="of:=[.C15]-[.D14]" office:value-type="float" office:value="6.9400286488235" calcext:value-type="float">
            <text:p>6.9400286488235</text:p>
          </table:table-cell>
          <table:table-cell table:formula="of:=[.E15]/factor" office:value-type="float" office:value="0.867503581102937" calcext:value-type="float">
            <text:p>0.867503581102937</text:p>
          </table:table-cell>
          <table:table-cell office:value-type="float" office:value="0.05" calcext:value-type="float">
            <text:p>0.05</text:p>
          </table:table-cell>
          <table:table-cell table:formula="of:=nom*[.G15]" office:value-type="float" office:value="7.5" calcext:value-type="float">
            <text:p>7.5</text:p>
          </table:table-cell>
          <table:table-cell table:formula="of:=IF([.D15]&gt;nom*[.G1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0</text:p>
          </table:table-cell>
          <table:table-cell table:formula="of:=[.D15]+[.F16]" office:value-type="float" office:value="2.01154056574451" calcext:value-type="float">
            <text:p>2.01154056574451</text:p>
          </table:table-cell>
          <table:table-cell table:formula="of:=[.C16]-[.D15]" office:value-type="float" office:value="-0.127474932279438" calcext:value-type="float">
            <text:p>-0.127474932279438</text:p>
          </table:table-cell>
          <table:table-cell table:formula="of:=[.E16]/factor" office:value-type="float" office:value="-0.0159343665349297" calcext:value-type="float">
            <text:p>-0.01593436653493</text:p>
          </table:table-cell>
          <table:table-cell office:value-type="float" office:value="0.05" calcext:value-type="float">
            <text:p>0.05</text:p>
          </table:table-cell>
          <table:table-cell table:formula="of:=nom*[.G16]" office:value-type="float" office:value="7.5" calcext:value-type="float">
            <text:p>7.5</text:p>
          </table:table-cell>
          <table:table-cell table:formula="of:=IF([.D16]&gt;nom*[.G1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16]+[.F17]" office:value-type="float" office:value="1.77259799502644" calcext:value-type="float">
            <text:p>1.77259799502644</text:p>
          </table:table-cell>
          <table:table-cell table:formula="of:=[.C17]-[.D16]" office:value-type="float" office:value="-1.91154056574451" calcext:value-type="float">
            <text:p>-1.91154056574451</text:p>
          </table:table-cell>
          <table:table-cell table:formula="of:=[.E17]/factor" office:value-type="float" office:value="-0.238942570718063" calcext:value-type="float">
            <text:p>-0.238942570718063</text:p>
          </table:table-cell>
          <table:table-cell office:value-type="float" office:value="0.05" calcext:value-type="float">
            <text:p>0.05</text:p>
          </table:table-cell>
          <table:table-cell table:formula="of:=nom*[.G17]" office:value-type="float" office:value="7.5" calcext:value-type="float">
            <text:p>7.5</text:p>
          </table:table-cell>
          <table:table-cell table:formula="of:=IF([.D17]&gt;nom*[.G1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7]+[.F18]" office:value-type="float" office:value="1.55102324564814" calcext:value-type="float">
            <text:p>1.55102324564814</text:p>
          </table:table-cell>
          <table:table-cell table:formula="of:=[.C18]-[.D17]" office:value-type="float" office:value="-1.77259799502644" calcext:value-type="float">
            <text:p>-1.77259799502644</text:p>
          </table:table-cell>
          <table:table-cell table:formula="of:=[.E18]/factor" office:value-type="float" office:value="-0.221574749378306" calcext:value-type="float">
            <text:p>-0.221574749378306</text:p>
          </table:table-cell>
          <table:table-cell office:value-type="float" office:value="0.05" calcext:value-type="float">
            <text:p>0.05</text:p>
          </table:table-cell>
          <table:table-cell table:formula="of:=nom*[.G18]" office:value-type="float" office:value="7.5" calcext:value-type="float">
            <text:p>7.5</text:p>
          </table:table-cell>
          <table:table-cell table:formula="of:=IF([.D18]&gt;nom*[.G1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8]+[.F19]" office:value-type="float" office:value="1.35714533994212" calcext:value-type="float">
            <text:p>1.35714533994212</text:p>
          </table:table-cell>
          <table:table-cell table:formula="of:=[.C19]-[.D18]" office:value-type="float" office:value="-1.55102324564814" calcext:value-type="float">
            <text:p>-1.55102324564814</text:p>
          </table:table-cell>
          <table:table-cell table:formula="of:=[.E19]/factor" office:value-type="float" office:value="-0.193877905706017" calcext:value-type="float">
            <text:p>-0.193877905706017</text:p>
          </table:table-cell>
          <table:table-cell office:value-type="float" office:value="0.05" calcext:value-type="float">
            <text:p>0.05</text:p>
          </table:table-cell>
          <table:table-cell table:formula="of:=nom*[.G19]" office:value-type="float" office:value="7.5" calcext:value-type="float">
            <text:p>7.5</text:p>
          </table:table-cell>
          <table:table-cell table:formula="of:=IF([.D19]&gt;nom*[.G19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[.D19]+[.F20]" office:value-type="float" office:value="1.81250217244936" calcext:value-type="float">
            <text:p>1.81250217244936</text:p>
          </table:table-cell>
          <table:table-cell table:formula="of:=[.C20]-[.D19]" office:value-type="float" office:value="3.64285466005788" calcext:value-type="float">
            <text:p>3.64285466005788</text:p>
          </table:table-cell>
          <table:table-cell table:formula="of:=[.E20]/factor" office:value-type="float" office:value="0.455356832507235" calcext:value-type="float">
            <text:p>0.455356832507235</text:p>
          </table:table-cell>
          <table:table-cell office:value-type="float" office:value="0.05" calcext:value-type="float">
            <text:p>0.05</text:p>
          </table:table-cell>
          <table:table-cell table:formula="of:=nom*[.G20]" office:value-type="float" office:value="7.5" calcext:value-type="float">
            <text:p>7.5</text:p>
          </table:table-cell>
          <table:table-cell table:formula="of:=IF([.D20]&gt;nom*[.G20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0]+[.F21]" office:value-type="float" office:value="1.83593940089319" calcext:value-type="float">
            <text:p>1.83593940089319</text:p>
          </table:table-cell>
          <table:table-cell table:formula="of:=[.C21]-[.D20]" office:value-type="float" office:value="0.187497827550643" calcext:value-type="float">
            <text:p>0.187497827550643</text:p>
          </table:table-cell>
          <table:table-cell table:formula="of:=[.E21]/factor" office:value-type="float" office:value="0.0234372284438304" calcext:value-type="float">
            <text:p>0.023437228443831</text:p>
          </table:table-cell>
          <table:table-cell office:value-type="float" office:value="0.05" calcext:value-type="float">
            <text:p>0.05</text:p>
          </table:table-cell>
          <table:table-cell table:formula="of:=nom*[.G21]" office:value-type="float" office:value="7.5" calcext:value-type="float">
            <text:p>7.5</text:p>
          </table:table-cell>
          <table:table-cell table:formula="of:=IF([.D21]&gt;nom*[.G2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21]+[.F22]" office:value-type="float" office:value="1.73144697578154" calcext:value-type="float">
            <text:p>1.73144697578154</text:p>
          </table:table-cell>
          <table:table-cell table:formula="of:=[.C22]-[.D21]" office:value-type="float" office:value="-0.835939400893187" calcext:value-type="float">
            <text:p>-0.835939400893187</text:p>
          </table:table-cell>
          <table:table-cell table:formula="of:=[.E22]/factor" office:value-type="float" office:value="-0.104492425111648" calcext:value-type="float">
            <text:p>-0.104492425111648</text:p>
          </table:table-cell>
          <table:table-cell office:value-type="float" office:value="0.05" calcext:value-type="float">
            <text:p>0.05</text:p>
          </table:table-cell>
          <table:table-cell table:formula="of:=nom*[.G22]" office:value-type="float" office:value="7.5" calcext:value-type="float">
            <text:p>7.5</text:p>
          </table:table-cell>
          <table:table-cell table:formula="of:=IF([.D22]&gt;nom*[.G2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22]+[.F23]" office:value-type="float" office:value="1.51501610380885" calcext:value-type="float">
            <text:p>1.51501610380885</text:p>
          </table:table-cell>
          <table:table-cell table:formula="of:=[.C23]-[.D22]" office:value-type="float" office:value="-1.73144697578154" calcext:value-type="float">
            <text:p>-1.73144697578154</text:p>
          </table:table-cell>
          <table:table-cell table:formula="of:=[.E23]/factor" office:value-type="float" office:value="-0.216430871972692" calcext:value-type="float">
            <text:p>-0.216430871972692</text:p>
          </table:table-cell>
          <table:table-cell office:value-type="float" office:value="0.05" calcext:value-type="float">
            <text:p>0.05</text:p>
          </table:table-cell>
          <table:table-cell table:formula="of:=nom*[.G23]" office:value-type="float" office:value="7.5" calcext:value-type="float">
            <text:p>7.5</text:p>
          </table:table-cell>
          <table:table-cell table:formula="of:=IF([.D23]&gt;nom*[.G2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3]+[.F24]" office:value-type="float" office:value="1.57563909083274" calcext:value-type="float">
            <text:p>1.57563909083274</text:p>
          </table:table-cell>
          <table:table-cell table:formula="of:=[.C24]-[.D23]" office:value-type="float" office:value="0.484983896191154" calcext:value-type="float">
            <text:p>0.484983896191154</text:p>
          </table:table-cell>
          <table:table-cell table:formula="of:=[.E24]/factor" office:value-type="float" office:value="0.0606229870238942" calcext:value-type="float">
            <text:p>0.060622987023894</text:p>
          </table:table-cell>
          <table:table-cell office:value-type="float" office:value="0.05" calcext:value-type="float">
            <text:p>0.05</text:p>
          </table:table-cell>
          <table:table-cell table:formula="of:=nom*[.G24]" office:value-type="float" office:value="7.5" calcext:value-type="float">
            <text:p>7.5</text:p>
          </table:table-cell>
          <table:table-cell table:formula="of:=IF([.D24]&gt;nom*[.G2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24]+[.F25]" office:value-type="float" office:value="1.87868420447865" calcext:value-type="float">
            <text:p>1.87868420447865</text:p>
          </table:table-cell>
          <table:table-cell table:formula="of:=[.C25]-[.D24]" office:value-type="float" office:value="2.42436090916726" calcext:value-type="float">
            <text:p>2.42436090916726</text:p>
          </table:table-cell>
          <table:table-cell table:formula="of:=[.E25]/factor" office:value-type="float" office:value="0.303045113645907" calcext:value-type="float">
            <text:p>0.303045113645907</text:p>
          </table:table-cell>
          <table:table-cell office:value-type="float" office:value="0.05" calcext:value-type="float">
            <text:p>0.05</text:p>
          </table:table-cell>
          <table:table-cell table:formula="of:=nom*[.G25]" office:value-type="float" office:value="7.5" calcext:value-type="float">
            <text:p>7.5</text:p>
          </table:table-cell>
          <table:table-cell table:formula="of:=IF([.D25]&gt;nom*[.G2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25]+[.F26]" office:value-type="float" office:value="2.39384867891882" calcext:value-type="float">
            <text:p>2.39384867891882</text:p>
          </table:table-cell>
          <table:table-cell table:formula="of:=[.C26]-[.D25]" office:value-type="float" office:value="4.12131579552135" calcext:value-type="float">
            <text:p>4.12131579552135</text:p>
          </table:table-cell>
          <table:table-cell table:formula="of:=[.E26]/factor" office:value-type="float" office:value="0.515164474440169" calcext:value-type="float">
            <text:p>0.515164474440169</text:p>
          </table:table-cell>
          <table:table-cell office:value-type="float" office:value="0.05" calcext:value-type="float">
            <text:p>0.05</text:p>
          </table:table-cell>
          <table:table-cell table:formula="of:=nom*[.G26]" office:value-type="float" office:value="7.5" calcext:value-type="float">
            <text:p>7.5</text:p>
          </table:table-cell>
          <table:table-cell table:formula="of:=IF([.D26]&gt;nom*[.G2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26]+[.F27]" office:value-type="float" office:value="3.59461759405396" calcext:value-type="float">
            <text:p>3.59461759405396</text:p>
          </table:table-cell>
          <table:table-cell table:formula="of:=[.C27]-[.D26]" office:value-type="float" office:value="9.60615132108118" calcext:value-type="float">
            <text:p>9.60615132108118</text:p>
          </table:table-cell>
          <table:table-cell table:formula="of:=[.E27]/factor" office:value-type="float" office:value="1.20076891513515" calcext:value-type="float">
            <text:p>1.20076891513515</text:p>
          </table:table-cell>
          <table:table-cell office:value-type="float" office:value="0.05" calcext:value-type="float">
            <text:p>0.05</text:p>
          </table:table-cell>
          <table:table-cell table:formula="of:=nom*[.G27]" office:value-type="float" office:value="7.5" calcext:value-type="float">
            <text:p>7.5</text:p>
          </table:table-cell>
          <table:table-cell table:formula="of:=IF([.D27]&gt;nom*[.G2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27]+[.F28]" office:value-type="float" office:value="11.1452903947972" calcext:value-type="float">
            <text:p>11.1452903947972</text:p>
          </table:table-cell>
          <table:table-cell table:formula="of:=[.C28]-[.D27]" office:value-type="float" office:value="60.405382405946" calcext:value-type="float">
            <text:p>60.405382405946</text:p>
          </table:table-cell>
          <table:table-cell table:formula="of:=[.E28]/factor" office:value-type="float" office:value="7.55067280074325" calcext:value-type="float">
            <text:p>7.55067280074325</text:p>
          </table:table-cell>
          <table:table-cell office:value-type="float" office:value="0.05" calcext:value-type="float">
            <text:p>0.05</text:p>
          </table:table-cell>
          <table:table-cell table:formula="of:=nom*[.G28]" office:value-type="float" office:value="7.5" calcext:value-type="float">
            <text:p>7.5</text:p>
          </table:table-cell>
          <table:table-cell table:formula="of:=IF([.D28]&gt;nom*[.G28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.00</text:p>
          </table:table-cell>
          <table:table-cell table:formula="of:=[.D28]+[.F29]" office:value-type="float" office:value="25.7521290954476" calcext:value-type="float">
            <text:p>25.7521290954476</text:p>
          </table:table-cell>
          <table:table-cell table:formula="of:=[.C29]-[.D28]" office:value-type="float" office:value="116.854709605203" calcext:value-type="float">
            <text:p>116.854709605203</text:p>
          </table:table-cell>
          <table:table-cell table:formula="of:=[.E29]/factor" office:value-type="float" office:value="14.6068387006503" calcext:value-type="float">
            <text:p>14.6068387006503</text:p>
          </table:table-cell>
          <table:table-cell office:value-type="float" office:value="0.05" calcext:value-type="float">
            <text:p>0.05</text:p>
          </table:table-cell>
          <table:table-cell table:formula="of:=nom*[.G29]" office:value-type="float" office:value="7.5" calcext:value-type="float">
            <text:p>7.5</text:p>
          </table:table-cell>
          <table:table-cell table:formula="of:=IF([.D29]&gt;nom*[.G2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29]+[.F30]" office:value-type="float" office:value="37.5331129585166" calcext:value-type="float">
            <text:p>37.5331129585166</text:p>
          </table:table-cell>
          <table:table-cell table:formula="of:=[.C30]-[.D29]" office:value-type="float" office:value="94.2478709045524" calcext:value-type="float">
            <text:p>94.2478709045524</text:p>
          </table:table-cell>
          <table:table-cell table:formula="of:=[.E30]/factor" office:value-type="float" office:value="11.7809838630691" calcext:value-type="float">
            <text:p>11.7809838630691</text:p>
          </table:table-cell>
          <table:table-cell office:value-type="float" office:value="0.05" calcext:value-type="float">
            <text:p>0.05</text:p>
          </table:table-cell>
          <table:table-cell table:formula="of:=nom*[.G30]" office:value-type="float" office:value="7.5" calcext:value-type="float">
            <text:p>7.5</text:p>
          </table:table-cell>
          <table:table-cell table:formula="of:=IF([.D30]&gt;nom*[.G3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3" calcext:value-type="float">
            <text:p>133.00</text:p>
          </table:table-cell>
          <table:table-cell table:formula="of:=[.D30]+[.F31]" office:value-type="float" office:value="49.466473838702" calcext:value-type="float">
            <text:p>49.466473838702</text:p>
          </table:table-cell>
          <table:table-cell table:formula="of:=[.C31]-[.D30]" office:value-type="float" office:value="95.4668870414834" calcext:value-type="float">
            <text:p>95.4668870414834</text:p>
          </table:table-cell>
          <table:table-cell table:formula="of:=[.E31]/factor" office:value-type="float" office:value="11.9333608801854" calcext:value-type="float">
            <text:p>11.9333608801854</text:p>
          </table:table-cell>
          <table:table-cell office:value-type="float" office:value="0.05" calcext:value-type="float">
            <text:p>0.05</text:p>
          </table:table-cell>
          <table:table-cell table:formula="of:=nom*[.G31]" office:value-type="float" office:value="7.5" calcext:value-type="float">
            <text:p>7.5</text:p>
          </table:table-cell>
          <table:table-cell table:formula="of:=IF([.D31]&gt;nom*[.G3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1" calcext:value-type="float">
            <text:p>121.00</text:p>
          </table:table-cell>
          <table:table-cell table:formula="of:=[.D31]+[.F32]" office:value-type="float" office:value="58.4081646088643" calcext:value-type="float">
            <text:p>58.4081646088643</text:p>
          </table:table-cell>
          <table:table-cell table:formula="of:=[.C32]-[.D31]" office:value-type="float" office:value="71.533526161298" calcext:value-type="float">
            <text:p>71.533526161298</text:p>
          </table:table-cell>
          <table:table-cell table:formula="of:=[.E32]/factor" office:value-type="float" office:value="8.94169077016224" calcext:value-type="float">
            <text:p>8.94169077016224</text:p>
          </table:table-cell>
          <table:table-cell office:value-type="float" office:value="0.05" calcext:value-type="float">
            <text:p>0.05</text:p>
          </table:table-cell>
          <table:table-cell table:formula="of:=nom*[.G32]" office:value-type="float" office:value="7.5" calcext:value-type="float">
            <text:p>7.5</text:p>
          </table:table-cell>
          <table:table-cell table:formula="of:=IF([.D32]&gt;nom*[.G3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0" calcext:value-type="float">
            <text:p>130.00</text:p>
          </table:table-cell>
          <table:table-cell table:formula="of:=[.D32]+[.F33]" office:value-type="float" office:value="67.3571440327563" calcext:value-type="float">
            <text:p>67.3571440327563</text:p>
          </table:table-cell>
          <table:table-cell table:formula="of:=[.C33]-[.D32]" office:value-type="float" office:value="71.5918353911357" calcext:value-type="float">
            <text:p>71.5918353911357</text:p>
          </table:table-cell>
          <table:table-cell table:formula="of:=[.E33]/factor" office:value-type="float" office:value="8.94897942389196" calcext:value-type="float">
            <text:p>8.94897942389196</text:p>
          </table:table-cell>
          <table:table-cell office:value-type="float" office:value="0.05" calcext:value-type="float">
            <text:p>0.05</text:p>
          </table:table-cell>
          <table:table-cell table:formula="of:=nom*[.G33]" office:value-type="float" office:value="7.5" calcext:value-type="float">
            <text:p>7.5</text:p>
          </table:table-cell>
          <table:table-cell table:formula="of:=IF([.D33]&gt;nom*[.G33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.00</text:p>
          </table:table-cell>
          <table:table-cell table:formula="of:=[.D33]+[.F34]" office:value-type="float" office:value="74.8125010286617" calcext:value-type="float">
            <text:p>74.8125010286617</text:p>
          </table:table-cell>
          <table:table-cell table:formula="of:=[.C34]-[.D33]" office:value-type="float" office:value="59.6428559672438" calcext:value-type="float">
            <text:p>59.6428559672438</text:p>
          </table:table-cell>
          <table:table-cell table:formula="of:=[.E34]/factor" office:value-type="float" office:value="7.45535699590547" calcext:value-type="float">
            <text:p>7.45535699590547</text:p>
          </table:table-cell>
          <table:table-cell office:value-type="float" office:value="0.05" calcext:value-type="float">
            <text:p>0.05</text:p>
          </table:table-cell>
          <table:table-cell table:formula="of:=nom*[.G34]" office:value-type="float" office:value="7.5" calcext:value-type="float">
            <text:p>7.5</text:p>
          </table:table-cell>
          <table:table-cell table:formula="of:=IF([.D34]&gt;nom*[.G34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3" calcext:value-type="float">
            <text:p>123.00</text:p>
          </table:table-cell>
          <table:table-cell table:formula="of:=[.D34]+[.F35]" office:value-type="float" office:value="80.835938400079" calcext:value-type="float">
            <text:p>80.835938400079</text:p>
          </table:table-cell>
          <table:table-cell table:formula="of:=[.C35]-[.D34]" office:value-type="float" office:value="48.1874989713383" calcext:value-type="float">
            <text:p>48.1874989713383</text:p>
          </table:table-cell>
          <table:table-cell table:formula="of:=[.E35]/factor" office:value-type="float" office:value="6.02343737141728" calcext:value-type="float">
            <text:p>6.02343737141728</text:p>
          </table:table-cell>
          <table:table-cell office:value-type="float" office:value="0.05" calcext:value-type="float">
            <text:p>0.05</text:p>
          </table:table-cell>
          <table:table-cell table:formula="of:=nom*[.G35]" office:value-type="float" office:value="7.5" calcext:value-type="float">
            <text:p>7.5</text:p>
          </table:table-cell>
          <table:table-cell table:formula="of:=IF([.D35]&gt;nom*[.G35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.00</text:p>
          </table:table-cell>
          <table:table-cell table:formula="of:=[.D35]+[.F36]" office:value-type="float" office:value="85.9814461000691" calcext:value-type="float">
            <text:p>85.9814461000691</text:p>
          </table:table-cell>
          <table:table-cell table:formula="of:=[.C36]-[.D35]" office:value-type="float" office:value="41.164061599921" calcext:value-type="float">
            <text:p>41.164061599921</text:p>
          </table:table-cell>
          <table:table-cell table:formula="of:=[.E36]/factor" office:value-type="float" office:value="5.14550769999012" calcext:value-type="float">
            <text:p>5.14550769999012</text:p>
          </table:table-cell>
          <table:table-cell office:value-type="float" office:value="0.05" calcext:value-type="float">
            <text:p>0.05</text:p>
          </table:table-cell>
          <table:table-cell table:formula="of:=nom*[.G36]" office:value-type="float" office:value="7.5" calcext:value-type="float">
            <text:p>7.5</text:p>
          </table:table-cell>
          <table:table-cell table:formula="of:=IF([.D36]&gt;nom*[.G36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6]+[.F37]" office:value-type="float" office:value="90.2337653375605" calcext:value-type="float">
            <text:p>90.2337653375605</text:p>
          </table:table-cell>
          <table:table-cell table:formula="of:=[.C37]-[.D36]" office:value-type="float" office:value="34.0185538999309" calcext:value-type="float">
            <text:p>34.0185538999309</text:p>
          </table:table-cell>
          <table:table-cell table:formula="of:=[.E37]/factor" office:value-type="float" office:value="4.25231923749136" calcext:value-type="float">
            <text:p>4.25231923749136</text:p>
          </table:table-cell>
          <table:table-cell office:value-type="float" office:value="0.05" calcext:value-type="float">
            <text:p>0.05</text:p>
          </table:table-cell>
          <table:table-cell table:formula="of:=nom*[.G37]" office:value-type="float" office:value="7.5" calcext:value-type="float">
            <text:p>7.5</text:p>
          </table:table-cell>
          <table:table-cell table:formula="of:=IF([.D37]&gt;nom*[.G37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37]+[.F38]" office:value-type="float" office:value="86.9545446703654" calcext:value-type="float">
            <text:p>86.9545446703654</text:p>
          </table:table-cell>
          <table:table-cell table:formula="of:=[.C38]-[.D37]" office:value-type="float" office:value="-26.2337653375605" calcext:value-type="float">
            <text:p>-26.2337653375605</text:p>
          </table:table-cell>
          <table:table-cell table:formula="of:=[.E38]/factor" office:value-type="float" office:value="-3.27922066719506" calcext:value-type="float">
            <text:p>-3.27922066719506</text:p>
          </table:table-cell>
          <table:table-cell office:value-type="float" office:value="0.05" calcext:value-type="float">
            <text:p>0.05</text:p>
          </table:table-cell>
          <table:table-cell table:formula="of:=nom*[.G38]" office:value-type="float" office:value="7.5" calcext:value-type="float">
            <text:p>7.5</text:p>
          </table:table-cell>
          <table:table-cell table:formula="of:=IF([.D38]&gt;nom*[.G38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.00</text:p>
          </table:table-cell>
          <table:table-cell table:formula="of:=[.D38]+[.F39]" office:value-type="float" office:value="80.0852265865698" calcext:value-type="float">
            <text:p>80.0852265865698</text:p>
          </table:table-cell>
          <table:table-cell table:formula="of:=[.C39]-[.D38]" office:value-type="float" office:value="-54.9545446703654" calcext:value-type="float">
            <text:p>-54.9545446703654</text:p>
          </table:table-cell>
          <table:table-cell table:formula="of:=[.E39]/factor" office:value-type="float" office:value="-6.86931808379568" calcext:value-type="float">
            <text:p>-6.86931808379568</text:p>
          </table:table-cell>
          <table:table-cell office:value-type="float" office:value="0.05" calcext:value-type="float">
            <text:p>0.05</text:p>
          </table:table-cell>
          <table:table-cell table:formula="of:=nom*[.G39]" office:value-type="float" office:value="7.5" calcext:value-type="float">
            <text:p>7.5</text:p>
          </table:table-cell>
          <table:table-cell table:formula="of:=IF([.D39]&gt;nom*[.G3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D39]+[.F40]" office:value-type="float" office:value="73.0745732632485" calcext:value-type="float">
            <text:p>73.0745732632485</text:p>
          </table:table-cell>
          <table:table-cell table:formula="of:=[.C40]-[.D39]" office:value-type="float" office:value="-56.0852265865698" calcext:value-type="float">
            <text:p>-56.0852265865698</text:p>
          </table:table-cell>
          <table:table-cell table:formula="of:=[.E40]/factor" office:value-type="float" office:value="-7.01065332332122" calcext:value-type="float">
            <text:p>-7.01065332332122</text:p>
          </table:table-cell>
          <table:table-cell office:value-type="float" office:value="0.05" calcext:value-type="float">
            <text:p>0.05</text:p>
          </table:table-cell>
          <table:table-cell table:formula="of:=nom*[.G40]" office:value-type="float" office:value="7.5" calcext:value-type="float">
            <text:p>7.5</text:p>
          </table:table-cell>
          <table:table-cell table:formula="of:=IF([.D40]&gt;nom*[.G4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40]+[.F41]" office:value-type="float" office:value="65.4402516053425" calcext:value-type="float">
            <text:p>65.4402516053425</text:p>
          </table:table-cell>
          <table:table-cell table:formula="of:=[.C41]-[.D40]" office:value-type="float" office:value="-61.0745732632485" calcext:value-type="float">
            <text:p>-61.0745732632485</text:p>
          </table:table-cell>
          <table:table-cell table:formula="of:=[.E41]/factor" office:value-type="float" office:value="-7.63432165790607" calcext:value-type="float">
            <text:p>-7.63432165790607</text:p>
          </table:table-cell>
          <table:table-cell office:value-type="float" office:value="0.05" calcext:value-type="float">
            <text:p>0.05</text:p>
          </table:table-cell>
          <table:table-cell table:formula="of:=nom*[.G41]" office:value-type="float" office:value="7.5" calcext:value-type="float">
            <text:p>7.5</text:p>
          </table:table-cell>
          <table:table-cell table:formula="of:=IF([.D41]&gt;nom*[.G4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D41]+[.F42]" office:value-type="float" office:value="58.2602201546747" calcext:value-type="float">
            <text:p>58.2602201546747</text:p>
          </table:table-cell>
          <table:table-cell table:formula="of:=[.C42]-[.D41]" office:value-type="float" office:value="-57.4402516053425" calcext:value-type="float">
            <text:p>-57.4402516053425</text:p>
          </table:table-cell>
          <table:table-cell table:formula="of:=[.E42]/factor" office:value-type="float" office:value="-7.18003145066781" calcext:value-type="float">
            <text:p>-7.18003145066781</text:p>
          </table:table-cell>
          <table:table-cell office:value-type="float" office:value="0.05" calcext:value-type="float">
            <text:p>0.05</text:p>
          </table:table-cell>
          <table:table-cell table:formula="of:=nom*[.G42]" office:value-type="float" office:value="7.5" calcext:value-type="float">
            <text:p>7.5</text:p>
          </table:table-cell>
          <table:table-cell table:formula="of:=IF([.D42]&gt;nom*[.G4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.00</text:p>
          </table:table-cell>
          <table:table-cell table:formula="of:=[.D42]+[.F43]" office:value-type="float" office:value="53.1026926353403" calcext:value-type="float">
            <text:p>53.1026926353403</text:p>
          </table:table-cell>
          <table:table-cell table:formula="of:=[.C43]-[.D42]" office:value-type="float" office:value="-41.2602201546747" calcext:value-type="float">
            <text:p>-41.2602201546747</text:p>
          </table:table-cell>
          <table:table-cell table:formula="of:=[.E43]/factor" office:value-type="float" office:value="-5.15752751933433" calcext:value-type="float">
            <text:p>-5.15752751933433</text:p>
          </table:table-cell>
          <table:table-cell office:value-type="float" office:value="0.05" calcext:value-type="float">
            <text:p>0.05</text:p>
          </table:table-cell>
          <table:table-cell table:formula="of:=nom*[.G43]" office:value-type="float" office:value="7.5" calcext:value-type="float">
            <text:p>7.5</text:p>
          </table:table-cell>
          <table:table-cell table:formula="of:=IF([.D43]&gt;nom*[.G43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D43]+[.F44]" office:value-type="float" office:value="47.7148560559228" calcext:value-type="float">
            <text:p>47.7148560559228</text:p>
          </table:table-cell>
          <table:table-cell table:formula="of:=[.C44]-[.D43]" office:value-type="float" office:value="-43.1026926353403" calcext:value-type="float">
            <text:p>-43.1026926353403</text:p>
          </table:table-cell>
          <table:table-cell table:formula="of:=[.E44]/factor" office:value-type="float" office:value="-5.38783657941754" calcext:value-type="float">
            <text:p>-5.38783657941754</text:p>
          </table:table-cell>
          <table:table-cell office:value-type="float" office:value="0.05" calcext:value-type="float">
            <text:p>0.05</text:p>
          </table:table-cell>
          <table:table-cell table:formula="of:=nom*[.G44]" office:value-type="float" office:value="7.5" calcext:value-type="float">
            <text:p>7.5</text:p>
          </table:table-cell>
          <table:table-cell table:formula="of:=IF([.D44]&gt;nom*[.G44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.00</text:p>
          </table:table-cell>
          <table:table-cell table:formula="of:=[.D44]+[.F45]" office:value-type="float" office:value="42.6254990489324" calcext:value-type="float">
            <text:p>42.6254990489324</text:p>
          </table:table-cell>
          <table:table-cell table:formula="of:=[.C45]-[.D44]" office:value-type="float" office:value="-40.7148560559228" calcext:value-type="float">
            <text:p>-40.7148560559228</text:p>
          </table:table-cell>
          <table:table-cell table:formula="of:=[.E45]/factor" office:value-type="float" office:value="-5.08935700699035" calcext:value-type="float">
            <text:p>-5.08935700699035</text:p>
          </table:table-cell>
          <table:table-cell office:value-type="float" office:value="0.05" calcext:value-type="float">
            <text:p>0.05</text:p>
          </table:table-cell>
          <table:table-cell table:formula="of:=nom*[.G45]" office:value-type="float" office:value="7.5" calcext:value-type="float">
            <text:p>7.5</text:p>
          </table:table-cell>
          <table:table-cell table:formula="of:=IF([.D45]&gt;nom*[.G45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45]+[.F46]" office:value-type="float" office:value="37.6723116678159" calcext:value-type="float">
            <text:p>37.6723116678159</text:p>
          </table:table-cell>
          <table:table-cell table:formula="of:=[.C46]-[.D45]" office:value-type="float" office:value="-39.6254990489324" calcext:value-type="float">
            <text:p>-39.6254990489324</text:p>
          </table:table-cell>
          <table:table-cell table:formula="of:=[.E46]/factor" office:value-type="float" office:value="-4.95318738111656" calcext:value-type="float">
            <text:p>-4.95318738111656</text:p>
          </table:table-cell>
          <table:table-cell office:value-type="float" office:value="0.05" calcext:value-type="float">
            <text:p>0.05</text:p>
          </table:table-cell>
          <table:table-cell table:formula="of:=nom*[.G46]" office:value-type="float" office:value="7.5" calcext:value-type="float">
            <text:p>7.5</text:p>
          </table:table-cell>
          <table:table-cell table:formula="of:=IF([.D46]&gt;nom*[.G46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46]+[.F47]" office:value-type="float" office:value="33.7132727093389" calcext:value-type="float">
            <text:p>33.7132727093389</text:p>
          </table:table-cell>
          <table:table-cell table:formula="of:=[.C47]-[.D46]" office:value-type="float" office:value="-31.6723116678159" calcext:value-type="float">
            <text:p>-31.6723116678159</text:p>
          </table:table-cell>
          <table:table-cell table:formula="of:=[.E47]/factor" office:value-type="float" office:value="-3.95903895847699" calcext:value-type="float">
            <text:p>-3.95903895847699</text:p>
          </table:table-cell>
          <table:table-cell office:value-type="float" office:value="0.05" calcext:value-type="float">
            <text:p>0.05</text:p>
          </table:table-cell>
          <table:table-cell table:formula="of:=nom*[.G47]" office:value-type="float" office:value="7.5" calcext:value-type="float">
            <text:p>7.5</text:p>
          </table:table-cell>
          <table:table-cell table:formula="of:=IF([.D47]&gt;nom*[.G47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47]+[.F48]" office:value-type="float" office:value="29.9991136206715" calcext:value-type="float">
            <text:p>29.9991136206715</text:p>
          </table:table-cell>
          <table:table-cell table:formula="of:=[.C48]-[.D47]" office:value-type="float" office:value="-29.7132727093389" calcext:value-type="float">
            <text:p>-29.7132727093389</text:p>
          </table:table-cell>
          <table:table-cell table:formula="of:=[.E48]/factor" office:value-type="float" office:value="-3.71415908866736" calcext:value-type="float">
            <text:p>-3.71415908866736</text:p>
          </table:table-cell>
          <table:table-cell office:value-type="float" office:value="0.05" calcext:value-type="float">
            <text:p>0.05</text:p>
          </table:table-cell>
          <table:table-cell table:formula="of:=nom*[.G48]" office:value-type="float" office:value="7.5" calcext:value-type="float">
            <text:p>7.5</text:p>
          </table:table-cell>
          <table:table-cell table:formula="of:=IF([.D48]&gt;nom*[.G48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48]+[.F49]" office:value-type="float" office:value="26.4992244180876" calcext:value-type="float">
            <text:p>26.4992244180876</text:p>
          </table:table-cell>
          <table:table-cell table:formula="of:=[.C49]-[.D48]" office:value-type="float" office:value="-27.9991136206715" calcext:value-type="float">
            <text:p>-27.9991136206715</text:p>
          </table:table-cell>
          <table:table-cell table:formula="of:=[.E49]/factor" office:value-type="float" office:value="-3.49988920258394" calcext:value-type="float">
            <text:p>-3.49988920258394</text:p>
          </table:table-cell>
          <table:table-cell office:value-type="float" office:value="0.05" calcext:value-type="float">
            <text:p>0.05</text:p>
          </table:table-cell>
          <table:table-cell table:formula="of:=nom*[.G49]" office:value-type="float" office:value="7.5" calcext:value-type="float">
            <text:p>7.5</text:p>
          </table:table-cell>
          <table:table-cell table:formula="of:=IF([.D49]&gt;nom*[.G4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49]+[.F50]" office:value-type="float" office:value="23.1868213658266" calcext:value-type="float">
            <text:p>23.1868213658266</text:p>
          </table:table-cell>
          <table:table-cell table:formula="of:=[.C50]-[.D49]" office:value-type="float" office:value="-26.4992244180876" calcext:value-type="float">
            <text:p>-26.4992244180876</text:p>
          </table:table-cell>
          <table:table-cell table:formula="of:=[.E50]/factor" office:value-type="float" office:value="-3.31240305226095" calcext:value-type="float">
            <text:p>-3.31240305226095</text:p>
          </table:table-cell>
          <table:table-cell office:value-type="float" office:value="0.05" calcext:value-type="float">
            <text:p>0.05</text:p>
          </table:table-cell>
          <table:table-cell table:formula="of:=nom*[.G50]" office:value-type="float" office:value="7.5" calcext:value-type="float">
            <text:p>7.5</text:p>
          </table:table-cell>
          <table:table-cell table:formula="of:=IF([.D50]&gt;nom*[.G5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50]+[.F51]" office:value-type="float" office:value="20.7884686950983" calcext:value-type="float">
            <text:p>20.7884686950983</text:p>
          </table:table-cell>
          <table:table-cell table:formula="of:=[.C51]-[.D50]" office:value-type="float" office:value="-19.1868213658266" calcext:value-type="float">
            <text:p>-19.1868213658266</text:p>
          </table:table-cell>
          <table:table-cell table:formula="of:=[.E51]/factor" office:value-type="float" office:value="-2.39835267072833" calcext:value-type="float">
            <text:p>-2.39835267072833</text:p>
          </table:table-cell>
          <table:table-cell office:value-type="float" office:value="0.05" calcext:value-type="float">
            <text:p>0.05</text:p>
          </table:table-cell>
          <table:table-cell table:formula="of:=nom*[.G51]" office:value-type="float" office:value="7.5" calcext:value-type="float">
            <text:p>7.5</text:p>
          </table:table-cell>
          <table:table-cell table:formula="of:=IF([.D51]&gt;nom*[.G5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1]+[.F52]" office:value-type="float" office:value="18.439910108211" calcext:value-type="float">
            <text:p>18.439910108211</text:p>
          </table:table-cell>
          <table:table-cell table:formula="of:=[.C52]-[.D51]" office:value-type="float" office:value="-18.7884686950983" calcext:value-type="float">
            <text:p>-18.7884686950983</text:p>
          </table:table-cell>
          <table:table-cell table:formula="of:=[.E52]/factor" office:value-type="float" office:value="-2.34855858688729" calcext:value-type="float">
            <text:p>-2.34855858688729</text:p>
          </table:table-cell>
          <table:table-cell office:value-type="float" office:value="0.05" calcext:value-type="float">
            <text:p>0.05</text:p>
          </table:table-cell>
          <table:table-cell table:formula="of:=nom*[.G52]" office:value-type="float" office:value="7.5" calcext:value-type="float">
            <text:p>7.5</text:p>
          </table:table-cell>
          <table:table-cell table:formula="of:=IF([.D52]&gt;nom*[.G5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2]+[.F53]" office:value-type="float" office:value="16.2599213446847" calcext:value-type="float">
            <text:p>16.2599213446847</text:p>
          </table:table-cell>
          <table:table-cell table:formula="of:=[.C53]-[.D52]" office:value-type="float" office:value="-17.439910108211" calcext:value-type="float">
            <text:p>-17.439910108211</text:p>
          </table:table-cell>
          <table:table-cell table:formula="of:=[.E53]/factor" office:value-type="float" office:value="-2.17998876352638" calcext:value-type="float">
            <text:p>-2.17998876352638</text:p>
          </table:table-cell>
          <table:table-cell office:value-type="float" office:value="0.05" calcext:value-type="float">
            <text:p>0.05</text:p>
          </table:table-cell>
          <table:table-cell table:formula="of:=nom*[.G53]" office:value-type="float" office:value="7.5" calcext:value-type="float">
            <text:p>7.5</text:p>
          </table:table-cell>
          <table:table-cell table:formula="of:=IF([.D53]&gt;nom*[.G53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53]+[.F54]" office:value-type="float" office:value="14.6024311765991" calcext:value-type="float">
            <text:p>14.6024311765991</text:p>
          </table:table-cell>
          <table:table-cell table:formula="of:=[.C54]-[.D53]" office:value-type="float" office:value="-13.2599213446846" calcext:value-type="float">
            <text:p>-13.2599213446846</text:p>
          </table:table-cell>
          <table:table-cell table:formula="of:=[.E54]/factor" office:value-type="float" office:value="-1.65749016808558" calcext:value-type="float">
            <text:p>-1.65749016808558</text:p>
          </table:table-cell>
          <table:table-cell office:value-type="float" office:value="0.05" calcext:value-type="float">
            <text:p>0.05</text:p>
          </table:table-cell>
          <table:table-cell table:formula="of:=nom*[.G54]" office:value-type="float" office:value="7.5" calcext:value-type="float">
            <text:p>7.5</text:p>
          </table:table-cell>
          <table:table-cell table:formula="of:=IF([.D54]&gt;nom*[.G54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4]+[.F55]" office:value-type="float" office:value="12.7771272795242" calcext:value-type="float">
            <text:p>12.7771272795242</text:p>
          </table:table-cell>
          <table:table-cell table:formula="of:=[.C55]-[.D54]" office:value-type="float" office:value="-14.6024311765991" calcext:value-type="float">
            <text:p>-14.6024311765991</text:p>
          </table:table-cell>
          <table:table-cell table:formula="of:=[.E55]/factor" office:value-type="float" office:value="-1.82530389707488" calcext:value-type="float">
            <text:p>-1.82530389707488</text:p>
          </table:table-cell>
          <table:table-cell office:value-type="float" office:value="0.05" calcext:value-type="float">
            <text:p>0.05</text:p>
          </table:table-cell>
          <table:table-cell table:formula="of:=nom*[.G55]" office:value-type="float" office:value="7.5" calcext:value-type="float">
            <text:p>7.5</text:p>
          </table:table-cell>
          <table:table-cell table:formula="of:=IF([.D55]&gt;nom*[.G55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5]+[.F56]" office:value-type="float" office:value="11.4299863695837" calcext:value-type="float">
            <text:p>11.4299863695837</text:p>
          </table:table-cell>
          <table:table-cell table:formula="of:=[.C56]-[.D55]" office:value-type="float" office:value="-10.7771272795242" calcext:value-type="float">
            <text:p>-10.7771272795242</text:p>
          </table:table-cell>
          <table:table-cell table:formula="of:=[.E56]/factor" office:value-type="float" office:value="-1.34714090994052" calcext:value-type="float">
            <text:p>-1.34714090994052</text:p>
          </table:table-cell>
          <table:table-cell office:value-type="float" office:value="0.05" calcext:value-type="float">
            <text:p>0.05</text:p>
          </table:table-cell>
          <table:table-cell table:formula="of:=nom*[.G56]" office:value-type="float" office:value="7.5" calcext:value-type="float">
            <text:p>7.5</text:p>
          </table:table-cell>
          <table:table-cell table:formula="of:=IF([.D56]&gt;nom*[.G56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6]+[.F57]" office:value-type="float" office:value="10.1262380733857" calcext:value-type="float">
            <text:p>10.1262380733857</text:p>
          </table:table-cell>
          <table:table-cell table:formula="of:=[.C57]-[.D56]" office:value-type="float" office:value="-10.4299863695837" calcext:value-type="float">
            <text:p>-10.4299863695837</text:p>
          </table:table-cell>
          <table:table-cell table:formula="of:=[.E57]/factor" office:value-type="float" office:value="-1.30374829619796" calcext:value-type="float">
            <text:p>-1.30374829619796</text:p>
          </table:table-cell>
          <table:table-cell office:value-type="float" office:value="0.05" calcext:value-type="float">
            <text:p>0.05</text:p>
          </table:table-cell>
          <table:table-cell table:formula="of:=nom*[.G57]" office:value-type="float" office:value="7.5" calcext:value-type="float">
            <text:p>7.5</text:p>
          </table:table-cell>
          <table:table-cell table:formula="of:=IF([.D57]&gt;nom*[.G57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[.D57]+[.F58]" office:value-type="float" office:value="8.94795831421249" calcext:value-type="float">
            <text:p>8.94795831421249</text:p>
          </table:table-cell>
          <table:table-cell table:formula="of:=[.C58]-[.D57]" office:value-type="float" office:value="-9.42623807338571" calcext:value-type="float">
            <text:p>-9.42623807338571</text:p>
          </table:table-cell>
          <table:table-cell table:formula="of:=[.E58]/factor" office:value-type="float" office:value="-1.17827975917321" calcext:value-type="float">
            <text:p>-1.17827975917321</text:p>
          </table:table-cell>
          <table:table-cell office:value-type="float" office:value="0.05" calcext:value-type="float">
            <text:p>0.05</text:p>
          </table:table-cell>
          <table:table-cell table:formula="of:=nom*[.G58]" office:value-type="float" office:value="7.5" calcext:value-type="float">
            <text:p>7.5</text:p>
          </table:table-cell>
          <table:table-cell table:formula="of:=IF([.D58]&gt;nom*[.G58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[.D58]+[.F59]" office:value-type="float" office:value="7.92946352493593" calcext:value-type="float">
            <text:p>7.92946352493593</text:p>
          </table:table-cell>
          <table:table-cell table:formula="of:=[.C59]-[.D58]" office:value-type="float" office:value="-8.14795831421249" calcext:value-type="float">
            <text:p>-8.14795831421249</text:p>
          </table:table-cell>
          <table:table-cell table:formula="of:=[.E59]/factor" office:value-type="float" office:value="-1.01849478927656" calcext:value-type="float">
            <text:p>-1.01849478927656</text:p>
          </table:table-cell>
          <table:table-cell office:value-type="float" office:value="0.05" calcext:value-type="float">
            <text:p>0.05</text:p>
          </table:table-cell>
          <table:table-cell table:formula="of:=nom*[.G59]" office:value-type="float" office:value="7.5" calcext:value-type="float">
            <text:p>7.5</text:p>
          </table:table-cell>
          <table:table-cell table:formula="of:=IF([.D59]&gt;nom*[.G5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[.D59]+[.F60]" office:value-type="float" office:value="6.98828058431894" calcext:value-type="float">
            <text:p>6.98828058431894</text:p>
          </table:table-cell>
          <table:table-cell table:formula="of:=[.C60]-[.D59]" office:value-type="float" office:value="-7.52946352493593" calcext:value-type="float">
            <text:p>-7.52946352493593</text:p>
          </table:table-cell>
          <table:table-cell table:formula="of:=[.E60]/factor" office:value-type="float" office:value="-0.941182940616991" calcext:value-type="float">
            <text:p>-0.941182940616991</text:p>
          </table:table-cell>
          <table:table-cell office:value-type="float" office:value="0.05" calcext:value-type="float">
            <text:p>0.05</text:p>
          </table:table-cell>
          <table:table-cell table:formula="of:=nom*[.G60]" office:value-type="float" office:value="7.5" calcext:value-type="float">
            <text:p>7.5</text:p>
          </table:table-cell>
          <table:table-cell table:formula="of:=IF([.D60]&gt;nom*[.G60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60]+[.F61]" office:value-type="float" office:value="6.15224551127907" calcext:value-type="float">
            <text:p>6.15224551127907</text:p>
          </table:table-cell>
          <table:table-cell table:formula="of:=[.C61]-[.D60]" office:value-type="float" office:value="-6.68828058431894" calcext:value-type="float">
            <text:p>-6.68828058431894</text:p>
          </table:table-cell>
          <table:table-cell table:formula="of:=[.E61]/factor" office:value-type="float" office:value="-0.836035073039867" calcext:value-type="float">
            <text:p>-0.836035073039867</text:p>
          </table:table-cell>
          <table:table-cell office:value-type="float" office:value="0.05" calcext:value-type="float">
            <text:p>0.05</text:p>
          </table:table-cell>
          <table:table-cell table:formula="of:=nom*[.G61]" office:value-type="float" office:value="7.5" calcext:value-type="float">
            <text:p>7.5</text:p>
          </table:table-cell>
          <table:table-cell table:formula="of:=IF([.D61]&gt;nom*[.G6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D61]+[.F62]" office:value-type="float" office:value="5.40821482236919" calcext:value-type="float">
            <text:p>5.40821482236919</text:p>
          </table:table-cell>
          <table:table-cell table:formula="of:=[.C62]-[.D61]" office:value-type="float" office:value="-5.95224551127907" calcext:value-type="float">
            <text:p>-5.95224551127907</text:p>
          </table:table-cell>
          <table:table-cell table:formula="of:=[.E62]/factor" office:value-type="float" office:value="-0.744030688909884" calcext:value-type="float">
            <text:p>-0.744030688909884</text:p>
          </table:table-cell>
          <table:table-cell office:value-type="float" office:value="0.05" calcext:value-type="float">
            <text:p>0.05</text:p>
          </table:table-cell>
          <table:table-cell table:formula="of:=nom*[.G62]" office:value-type="float" office:value="7.5" calcext:value-type="float">
            <text:p>7.5</text:p>
          </table:table-cell>
          <table:table-cell table:formula="of:=IF([.D62]&gt;nom*[.G6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2]+[.F63]" office:value-type="float" office:value="4.74468796957304" calcext:value-type="float">
            <text:p>4.74468796957304</text:p>
          </table:table-cell>
          <table:table-cell table:formula="of:=[.C63]-[.D62]" office:value-type="float" office:value="-5.30821482236919" calcext:value-type="float">
            <text:p>-5.30821482236919</text:p>
          </table:table-cell>
          <table:table-cell table:formula="of:=[.E63]/factor" office:value-type="float" office:value="-0.663526852796149" calcext:value-type="float">
            <text:p>-0.663526852796149</text:p>
          </table:table-cell>
          <table:table-cell office:value-type="float" office:value="0.05" calcext:value-type="float">
            <text:p>0.05</text:p>
          </table:table-cell>
          <table:table-cell table:formula="of:=nom*[.G63]" office:value-type="float" office:value="7.5" calcext:value-type="float">
            <text:p>7.5</text:p>
          </table:table-cell>
          <table:table-cell table:formula="of:=IF([.D63]&gt;nom*[.G6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3]+[.F64]" office:value-type="float" office:value="4.15160197337641" calcext:value-type="float">
            <text:p>4.15160197337641</text:p>
          </table:table-cell>
          <table:table-cell table:formula="of:=[.C64]-[.D63]" office:value-type="float" office:value="-4.74468796957304" calcext:value-type="float">
            <text:p>-4.74468796957304</text:p>
          </table:table-cell>
          <table:table-cell table:formula="of:=[.E64]/factor" office:value-type="float" office:value="-0.59308599619663" calcext:value-type="float">
            <text:p>-0.59308599619663</text:p>
          </table:table-cell>
          <table:table-cell office:value-type="float" office:value="0.05" calcext:value-type="float">
            <text:p>0.05</text:p>
          </table:table-cell>
          <table:table-cell table:formula="of:=nom*[.G64]" office:value-type="float" office:value="7.5" calcext:value-type="float">
            <text:p>7.5</text:p>
          </table:table-cell>
          <table:table-cell table:formula="of:=IF([.D64]&gt;nom*[.G6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4]+[.F65]" office:value-type="float" office:value="3.63265172670436" calcext:value-type="float">
            <text:p>3.63265172670436</text:p>
          </table:table-cell>
          <table:table-cell table:formula="of:=[.C65]-[.D64]" office:value-type="float" office:value="-4.15160197337641" calcext:value-type="float">
            <text:p>-4.15160197337641</text:p>
          </table:table-cell>
          <table:table-cell table:formula="of:=[.E65]/factor" office:value-type="float" office:value="-0.518950246672051" calcext:value-type="float">
            <text:p>-0.518950246672051</text:p>
          </table:table-cell>
          <table:table-cell office:value-type="float" office:value="0.05" calcext:value-type="float">
            <text:p>0.05</text:p>
          </table:table-cell>
          <table:table-cell table:formula="of:=nom*[.G65]" office:value-type="float" office:value="7.5" calcext:value-type="float">
            <text:p>7.5</text:p>
          </table:table-cell>
          <table:table-cell table:formula="of:=IF([.D65]&gt;nom*[.G6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5]+[.F66]" office:value-type="float" office:value="3.17857026086631" calcext:value-type="float">
            <text:p>3.17857026086631</text:p>
          </table:table-cell>
          <table:table-cell table:formula="of:=[.C66]-[.D65]" office:value-type="float" office:value="-3.63265172670436" calcext:value-type="float">
            <text:p>-3.63265172670436</text:p>
          </table:table-cell>
          <table:table-cell table:formula="of:=[.E66]/factor" office:value-type="float" office:value="-0.454081465838045" calcext:value-type="float">
            <text:p>-0.454081465838045</text:p>
          </table:table-cell>
          <table:table-cell office:value-type="float" office:value="0.05" calcext:value-type="float">
            <text:p>0.05</text:p>
          </table:table-cell>
          <table:table-cell table:formula="of:=nom*[.G66]" office:value-type="float" office:value="7.5" calcext:value-type="float">
            <text:p>7.5</text:p>
          </table:table-cell>
          <table:table-cell table:formula="of:=IF([.D66]&gt;nom*[.G6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6]+[.F67]" office:value-type="float" office:value="2.78124897825802" calcext:value-type="float">
            <text:p>2.78124897825802</text:p>
          </table:table-cell>
          <table:table-cell table:formula="of:=[.C67]-[.D66]" office:value-type="float" office:value="-3.17857026086631" calcext:value-type="float">
            <text:p>-3.17857026086631</text:p>
          </table:table-cell>
          <table:table-cell table:formula="of:=[.E67]/factor" office:value-type="float" office:value="-0.397321282608289" calcext:value-type="float">
            <text:p>-0.397321282608289</text:p>
          </table:table-cell>
          <table:table-cell office:value-type="float" office:value="0.05" calcext:value-type="float">
            <text:p>0.05</text:p>
          </table:table-cell>
          <table:table-cell table:formula="of:=nom*[.G67]" office:value-type="float" office:value="7.5" calcext:value-type="float">
            <text:p>7.5</text:p>
          </table:table-cell>
          <table:table-cell table:formula="of:=IF([.D67]&gt;nom*[.G67];nom;0)" office:value-type="float" office:value="0" calcext:value-type="float">
            <text:p>0</text:p>
          </table:table-cell>
        </table:table-row>
      </table:table>
      <table:named-expressions>
        <table:named-range table:name="factor" table:base-cell-address="$Sheet2.$B$2" table:cell-range-address="$Sheet2.$B$2"/>
        <table:named-range table:name="nom" table:base-cell-address="$Sheet2.$B$1" table:cell-range-address="$Sheet2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21:17:32.424782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6:59:11.044498130</meta:creation-date>
    <meta:editing-duration>PT14H4M47S</meta:editing-duration>
    <meta:editing-cycles>5</meta:editing-cycles>
    <meta:generator>LibreOffice/7.0.4.2$Linux_X86_64 LibreOffice_project/00$Build-2</meta:generator>
    <dc:date>2024-05-26T11:15:22.015439884</dc:date>
    <meta:document-statistic meta:table-count="2" meta:cell-count="8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28cm" svg:height="12.137cm" xlink:href=".." xlink:type="simple" chart:class="chart:line" chart:style-name="ch1">
        <chart:legend chart:legend-position="end" svg:x="17.093cm" svg:y="5.271cm" style:legend-expansion="high" chart:style-name="ch2"/>
        <chart:plot-area chart:style-name="ch3" table:cell-range-address="Sheet2.C3:Sheet2.D67 Sheet2.I3:Sheet2.I67" chart:data-source-has-labels="row" svg:x="0.392cm" svg:y="0.242cm" svg:width="16.309cm" svg:height="11.653cm">
          <chart:coordinate-region svg:x="1.013cm" svg:y="0.441cm" svg:width="15.362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4:Sheet2.C67" chart:label-cell-address="Sheet2.C3:Sheet2.C3" chart:class="chart:line">
            <chart:data-point chart:repeated="64"/>
          </chart:series>
          <chart:series chart:style-name="ch7" chart:values-cell-range-address="Sheet2.D4:Sheet2.D67" chart:label-cell-address="Sheet2.D3:Sheet2.D3" chart:class="chart:line">
            <chart:data-point chart:repeated="64"/>
          </chart:series>
          <chart:series chart:style-name="ch8" chart:values-cell-range-address="Sheet2.I4:Sheet2.I67" chart:label-cell-address="Sheet2.I3:Sheet2.I3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Sheet2.C3:Sheet2.C3</svg:desc>
                </draw:g>
              </table:table-cell>
              <table:table-cell office:value-type="string">
                <text:p>Smooth</text:p>
                <draw:g>
                  <svg:desc>Sheet2.D3:Sheet2.D3</svg:desc>
                </draw:g>
              </table:table-cell>
              <table:table-cell office:value-type="string">
                <text:p>filter</text:p>
                <draw:g>
                  <svg:desc>Sheet2.I3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4:Sheet2.C67</svg:desc>
                </draw:g>
              </table:table-cell>
              <table:table-cell office:value-type="float" office:value="0">
                <text:p>0</text:p>
                <draw:g>
                  <svg:desc>Sheet2.D4:Sheet2.D67</svg:desc>
                </draw:g>
              </table:table-cell>
              <table:table-cell office:value-type="float" office:value="0">
                <text:p>0</text:p>
                <draw:g>
                  <svg:desc>Sheet2.I4:Sheet2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.4125">
                <text:p>0.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3734375">
                <text:p>0.3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267578125">
                <text:p>0.3267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.4859130859375">
                <text:p>0.4859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425173950195313">
                <text:p>0.4251739501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1.2720272064209">
                <text:p>1.272027206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11302380561829">
                <text:p>1.1130238056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.011395829916">
                <text:p>1.01139582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.1599713511765">
                <text:p>1.15997135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">
                <text:p>8.1</text:p>
              </table:table-cell>
              <table:table-cell office:value-type="float" office:value="2.02747493227944">
                <text:p>2.027474932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2.01154056574451">
                <text:p>2.0115405657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1.77259799502644">
                <text:p>1.772597995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5102324564814">
                <text:p>1.5510232456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35714533994212">
                <text:p>1.357145339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.81250217244936">
                <text:p>1.8125021724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.83593940089319">
                <text:p>1.8359394008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.73144697578154">
                <text:p>1.7314469757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51501610380885">
                <text:p>1.51501610380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57563909083274">
                <text:p>1.5756390908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.87868420447865">
                <text:p>1.8786842044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.39384867891882">
                <text:p>2.393848678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3.59461759405396">
                <text:p>3.594617594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1.1452903947972">
                <text:p>11.145290394797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25.7521290954476">
                <text:p>25.752129095447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37.5331129585166">
                <text:p>37.5331129585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49.466473838702">
                <text:p>49.4664738387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58.4081646088643">
                <text:p>58.40816460886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67.3571440327563">
                <text:p>67.35714403275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74.8125010286617">
                <text:p>74.81250102866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80.835938400079">
                <text:p>80.83593840007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85.9814461000691">
                <text:p>85.98144610006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90.2337653375605">
                <text:p>90.23376533756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86.9545446703654">
                <text:p>86.95454467036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80.0852265865698">
                <text:p>80.08522658656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73.0745732632485">
                <text:p>73.074573263248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65.4402516053425">
                <text:p>65.44025160534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58.2602201546747">
                <text:p>58.26022015467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53.1026926353403">
                <text:p>53.102692635340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47.7148560559228">
                <text:p>47.71485605592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42.6254990489324">
                <text:p>42.62549904893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7.6723116678159">
                <text:p>37.67231166781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33.7132727093389">
                <text:p>33.71327270933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9.9991136206715">
                <text:p>29.99911362067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26.4992244180876">
                <text:p>26.499224418087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3.1868213658266">
                <text:p>23.18682136582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0.7884686950983">
                <text:p>20.788468695098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8.439910108211">
                <text:p>18.4399101082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6.2599213446847">
                <text:p>16.25992134468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4.6024311765991">
                <text:p>14.60243117659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2.7771272795242">
                <text:p>12.77712727952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1.4299863695837">
                <text:p>11.42998636958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0.1262380733857">
                <text:p>10.12623807338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">
                <text:p>0.7</text:p>
              </table:table-cell>
              <table:table-cell office:value-type="float" office:value="8.94795831421249">
                <text:p>8.947958314212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7.92946352493593">
                <text:p>7.9294635249359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6.98828058431894">
                <text:p>6.9882805843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6.15224551127907">
                <text:p>6.1522455112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5.40821482236919">
                <text:p>5.4082148223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4.74468796957304">
                <text:p>4.74468796957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4.15160197337641">
                <text:p>4.15160197337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.63265172670436">
                <text:p>3.63265172670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.17857026086631">
                <text:p>3.17857026086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.78124897825802">
                <text:p>2.781248978258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